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6">
            <text:p>16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 office:value-type="string">
            <text:p>2023-06-12_23-55-33_000.jpg</text:p>
          </table:table-cell>
          <table:table-cell table:style-name="ce26" office:value-type="string">
            <text:p>:m :? #*# / topic=~ / content=道が濡れている：信号機の光。縦の条[すじ]となって見える / status=~ / id=G1OC[オー],genre=物理,other=~,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? #*# / topic=~ / content=道が濡れている：信号機の光。縦の条[すじ]となって見える / status=~ / id=G1OC[オー],genre=物理,other=~,">
            <text:p>:m :? #*# / topic=~ / content=道が濡れている：信号機の光。縦の条[すじ]となって見える / status=~ / id=G1OC[オー],genre=物理,other=~,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6-13_01-24-51_000.jpg</text:p>
          </table:table-cell>
          <table:table-cell table:style-name="ce26" office:value-type="string">
            <text:p>:m #*# RES / free# S87DP9 記事読み / id~browser~media~machine=LQZP~yan~huanqiu~NT / theme=中国；牧畜業；科学技術,content=~,w=~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#*# RES / free# S87DP9 記事読み / id~browser~media~machine=LQZP~yan~huanqiu~NT / theme=中国；牧畜業；科学技術,content=~,w=~ / genre=~ / other=~">
            <text:p>:m #*# RES / free# S87DP9 記事読み / id~browser~media~machine=LQZP~yan~huanqiu~NT / theme=中国；牧畜業；科学技術,content=~,w=~ / genre=~ / 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0" office:value-type="string">
            <text:p>2023-06-13_11-16-26_000.jpg</text:p>
          </table:table-cell>
          <table:table-cell table:style-name="ce26" office:value-type="string">
            <text:p>:m #*# RES / JVEMV6 64#297_ninchi_katoo / 『認知症になるとなぜ「不可解な行動」をとるのか』 著者=加藤伸司,校注=~ / p.188 / w=居宅サービス,topic=~,publisher=~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3-06-13_09-03-35_000.jpg</text:p>
          </table:table-cell>
          <table:table-cell table:style-name="ce26" office:value-type="string">
            <text:p>:m #*# RES / JVEMV6 64#67_16_kishi / 『論語 季氏』 著者=~,校注=~ / p.376 / w=,topic=,publisher=明治書院,other=memo+:「邦君之妻」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7];CONCATENATE([.C7];&quot; / &quot;;[.E5]))" office:value-type="string" office:string-value=":m 1*1 RES / JVEMV6 64#293_nihonkyooto_yamamoto / 『日本教徒』 著者=山本七平,校注=~ / p.51 / w=~,topic=~,publisher=~,other=ske+:sk-id.IDQF:平重盛;timeline+:藤原成親">
            <text:p>:m 1*1 RES / JVEMV6 64#293_nihonkyooto_yamamoto / 『日本教徒』 著者=山本七平,校注=~ / p.51 / w=~,topic=~,publisher=~,other=ske+:sk-id.IDQF:平重盛;timeline+:藤原成親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7" office:value-type="string">
            <text:p>2023-06-13_17-20-00_000.jpg</text:p>
          </table:table-cell>
          <table:table-cell table:style-name="ce26" office:value-type="string">
            <text:p>:m 1*1 RES / JVEMV6 64#291_masatsu / 『摩擦の科学』 著者=河野彰夫,校注=~ / p.62 / w=；,topic=,publisher=~,other=ske+:sk-id.LQM2:転がり軸受；ske+:sk-id.3GTL:風車；ske+:sk-id.XX62:滑り軸受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1*1 RES / JVEMV6 64#291_masatsu / 『摩擦の科学』 著者=河野彰夫,校注=~ / p.62 / w=；,topic=,publisher=~,other=ske+:sk-id.LQM2:転がり軸受；ske+:sk-id.3GTL:風車；ske+:sk-id.XX62:滑り軸受">
            <text:p>:m 1*1 RES / JVEMV6 64#291_masatsu / 『摩擦の科学』 著者=河野彰夫,校注=~ / p.62 / w=；,topic=,publisher=~,other=ske+:sk-id.LQM2:転がり軸受；ske+:sk-id.3GTL:風車；ske+:sk-id.XX62:滑り軸受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3-06-13_09-43-08_000.jpg</text:p>
          </table:table-cell>
          <table:table-cell table:style-name="ce27" office:value-type="string">
            <text:p>:m 1*1 RES / JVEMV6 64#293_nihonkyooto_yamamoto / 『日本教徒』 著者=山本七平,校注=~ / p.51 / w=~,topic=~,publisher=~,other=ske+:sk-id.IDQF:平重盛;timeline+:藤原成親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1*1 RES / JVEMV6 64#293_nihonkyooto_yamamoto / 『日本教徒』 著者=山本七平,校注=~ / p.51 / w=~,topic=~,publisher=~,other=ske+:sk-id.IDQF:平重盛;timeline+:藤原成親">
            <text:p>:m 1*1 RES / JVEMV6 64#293_nihonkyooto_yamamoto / 『日本教徒』 著者=山本七平,校注=~ / p.51 / w=~,topic=~,publisher=~,other=ske+:sk-id.IDQF:平重盛;timeline+:藤原成親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8" office:value-type="string">
            <text:p>2023-06-13_12-17-46_000.jpg</text:p>
          </table:table-cell>
          <table:table-cell table:style-name="ce26" office:value-type="string">
            <text:p>:m 1*1 RES / JVEMV6 64#293_nihonkyooto_yamamoto / 『日本教徒』 著者=山本七平,校注=~ / p.51 / w=~,topic=~,publisher=~,other=ske+:sk-id.IDQF:平重盛;timeline+:藤原成親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1*1 RES / JVEMV6 64#293_nihonkyooto_yamamoto / 『日本教徒』 著者=山本七平,校注=~ / p.51 / w=~,topic=~,publisher=~,other=ske+:sk-id.IDQF:平重盛;timeline+:藤原成親">
            <text:p>:m 1*1 RES / JVEMV6 64#293_nihonkyooto_yamamoto / 『日本教徒』 著者=山本七平,校注=~ / p.51 / w=~,topic=~,publisher=~,other=ske+:sk-id.IDQF:平重盛;timeline+:藤原成親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7" office:value-type="string">
            <text:p>2023-06-13_09-42-33_000.jpg</text:p>
          </table:table-cell>
          <table:table-cell table:style-name="ce26" office:value-type="string">
            <text:p>:tome / (lang=ja) / topic=~ / content=宮台、神保、如此あるいについては、是非もなし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tome / (lang=ja) / topic=~ / content=宮台、神保、如此あるいについては、是非もなし。,other=~">
            <text:p>:tome / (lang=ja) / topic=~ / content=宮台、神保、如此あるいについては、是非もなし。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6-12_18-43-42_000.mp4</text:p>
          </table:table-cell>
          <table:table-cell table:style-name="ce26" office:value-type="string">
            <text:p>:VIDEO / @自室 / 記録 / jap.flute / 演奏、play / R=1 / genre=melody,for=~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VIDEO / @自室 / 記録 / jap.flute / 演奏、play / R=1 / genre=melody,for=~,file-piece-id=~,memo=~,session=hour-18,recording-id=~,other=~ / follow+">
            <text:p>:VIDEO / @自室 / 記録 / jap.flute / 演奏、play / R=1 / genre=melody,for=~,file-piece-id=~,memo=~,session=hour-18,recording-id=~,other=~ / follow+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7" office:value-type="string">
            <text:p>2023-06-12_20-33-09_000.jpg</text:p>
          </table:table-cell>
          <table:table-cell table:style-name="ce26" office:value-type="string">
            <text:p>:PHOTO 記録 / location=自室 / topic=アース：ゴキジェットプロ：ゴキブリ用、殺虫スプレー / for=~ / occasion=終了：使い切った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location=自室 / topic=アース：ゴキジェットプロ：ゴキブリ用、殺虫スプレー / for=~ / occasion=終了：使い切った,other=~">
            <text:p>:PHOTO 記録 / location=自室 / topic=アース：ゴキジェットプロ：ゴキブリ用、殺虫スプレー / for=~ / occasion=終了：使い切った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8" office:value-type="string">
            <text:p>2023-06-12_20-33-14_000.jpg</text:p>
          </table:table-cell>
          <table:table-cell table:style-name="ce26" office:value-type="string">
            <text:p>:PHOTO 記録 / location=自室 / topic=アース：ゴキジェットプロ：ゴキブリ用、殺虫スプレー / for=~ / occasion=終了：使い切った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location=自室 / topic=アース：ゴキジェットプロ：ゴキブリ用、殺虫スプレー / for=~ / occasion=終了：使い切った,other=~">
            <text:p>:PHOTO 記録 / location=自室 / topic=アース：ゴキジェットプロ：ゴキブリ用、殺虫スプレー / for=~ / occasion=終了：使い切った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6-12_21-09-42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6-13_02-24-24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3-06-13_02-29-10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:PHOTO 寝た時刻 / 2023">
            <text:p>:m :PHOTO 寝た時刻 / 2023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 office:value-type="string">
            <text:p>2023-06-13_07-49-5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0" office:value-type="string">
            <text:p>2023-06-13_13-47-1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食べた物 ">
            <text:p>:m 食べた物 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6">
            <text:p>1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3">2023/06/13</text:date>, <text:time>19:20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13T19:20:58.05</dc:date>
    <dc:creator>iwabuchi ken</dc:creator>
    <meta:editing-duration>P57DT4H28M6S</meta:editing-duration>
    <meta:editing-cycles>18790</meta:editing-cycles>
    <meta:document-statistic meta:table-count="2" meta:cell-count="926" meta:object-count="0"/>
    <meta:user-defined meta:name="qrichtext">1</meta:user-defined>
  </office:meta>
</office:document-meta>
</file>